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.png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float" office:value="15">
            <text:p>15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pool_size</text:p>
          </table:table-cell>
          <table:table-cell office:value-type="string">
            <text:p>enemy_clas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ber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ger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office:value-type="string">
            <text:p>spawnY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01:4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2T01:41:43.47</dc:date>
    <dc:creator>Wister </dc:creator>
    <meta:editing-duration>PT32S</meta:editing-duration>
    <meta:editing-cycles>4</meta:editing-cycles>
    <meta:document-statistic meta:table-count="1" meta:cell-count="32" meta:object-count="0"/>
  </office:meta>
</office:document-meta>
</file>